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2602in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.2602in" fo:orphans="2" fo:widows="2" fo:text-indent="0in" style:auto-text-indent="false"/>
      <style:text-properties fo:font-variant="normal" fo:text-transform="none" fo:color="#222222" style:font-name="system-ui" fo:font-size="10.5pt" fo:letter-spacing="normal" fo:font-style="normal" fo:font-weight="normal"/>
    </style:style>
    <style:style style:name="P3" style:family="paragraph" style:parent-style-name="Text_20_body" style:list-style-name="L1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4" style:family="paragraph" style:parent-style-name="Text_20_body" style:list-style-name="L1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5" style:family="paragraph" style:parent-style-name="Text_20_body" style:list-style-name="L1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6" style:family="paragraph" style:parent-style-name="Text_20_body" style:list-style-name="L1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7" style:family="paragraph" style:parent-style-name="Text_20_body" style:list-style-name="L1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8" style:family="paragraph" style:parent-style-name="Text_20_body" style:list-style-name="L20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9" style:family="paragraph" style:parent-style-name="Text_20_body" style:list-style-name="L21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0" style:family="paragraph" style:parent-style-name="Text_20_body" style:list-style-name="L22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1" style:family="paragraph" style:parent-style-name="Text_20_body" style:list-style-name="L23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2" style:family="paragraph" style:parent-style-name="Text_20_body" style:list-style-name="L24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3" style:family="paragraph" style:parent-style-name="Text_20_body" style:list-style-name="L25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4" style:family="paragraph" style:parent-style-name="Text_20_body" style:list-style-name="L26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5" style:family="paragraph" style:parent-style-name="Text_20_body" style:list-style-name="L27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6" style:family="paragraph" style:parent-style-name="Text_20_body" style:list-style-name="L28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7" style:family="paragraph" style:parent-style-name="Text_20_body" style:list-style-name="L29">
      <style:paragraph-properties fo:margin-left="0in" fo:margin-right="0in" fo:margin-top="0in" fo:margin-bottom="0.1043in" style:line-height-at-least="0.1874in" fo:orphans="2" fo:widows="2" fo:text-indent="0in" style:auto-text-indent="false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18" style:family="paragraph" style:parent-style-name="Text_20_body" style:list-style-name="L41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19" style:family="paragraph" style:parent-style-name="Text_20_body" style:list-style-name="L42">
      <style:paragraph-properties fo:margin-left="0in" fo:margin-right="0in" fo:margin-top="0in" fo:margin-bottom="0.1043in" style:line-height-at-least="0.1874in" fo:text-indent="0in" style:auto-text-indent="false" fo:background-color="transparent" fo:padding="0in" fo:border="none">
        <style:background-image style:position="center center" style:repeat="no-repeat"/>
      </style:paragraph-properties>
    </style:style>
    <style:style style:name="P20" style:family="paragraph" style:parent-style-name="Text_20_body" style:list-style-name="L1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1" style:family="paragraph" style:parent-style-name="Text_20_body" style:list-style-name="L1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2" style:family="paragraph" style:parent-style-name="Text_20_body" style:list-style-name="L1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3" style:family="paragraph" style:parent-style-name="Text_20_body" style:list-style-name="L1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4" style:family="paragraph" style:parent-style-name="Text_20_body" style:list-style-name="L1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5" style:family="paragraph" style:parent-style-name="Text_20_body" style:list-style-name="L20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6" style:family="paragraph" style:parent-style-name="Text_20_body" style:list-style-name="L21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7" style:family="paragraph" style:parent-style-name="Text_20_body" style:list-style-name="L22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8" style:family="paragraph" style:parent-style-name="Text_20_body" style:list-style-name="L23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29" style:family="paragraph" style:parent-style-name="Text_20_body" style:list-style-name="L24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0" style:family="paragraph" style:parent-style-name="Text_20_body" style:list-style-name="L25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1" style:family="paragraph" style:parent-style-name="Text_20_body" style:list-style-name="L26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2" style:family="paragraph" style:parent-style-name="Text_20_body" style:list-style-name="L27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3" style:family="paragraph" style:parent-style-name="Text_20_body" style:list-style-name="L28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4" style:family="paragraph" style:parent-style-name="Text_20_body" style:list-style-name="L29">
      <style:paragraph-properties fo:margin-top="0in" fo:margin-bottom="0.1043in" style:line-height-at-least="0.1874in" fo:orphans="2" fo:widows="2" fo:background-color="transparent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5" style:family="paragraph" style:parent-style-name="Text_20_body" style:list-style-name="L41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6" style:family="paragraph" style:parent-style-name="Text_20_body" style:list-style-name="L42">
      <style:paragraph-properties fo:margin-top="0in" fo:margin-bottom="0.1043in" style:line-height-at-least="0.1874in" fo:background-color="transparent" fo:padding="0in" fo:border="none">
        <style:background-image style:position="center center" style:repeat="no-repeat"/>
      </style:paragraph-properties>
    </style:style>
    <style:style style:name="P37" style:family="paragraph" style:parent-style-name="Text_20_body" style:list-style-name="L29">
      <style:paragraph-properties fo:margin-top="0in" fo:margin-bottom="0.1043in" style:line-height-at-least="0.1874in" fo:orphans="2" fo:widows="2" fo:background-color="#eeeeee" fo:padding="0in" fo:border="none">
        <style:background-image style:position="center center" style:repeat="no-repeat"/>
      </style:paragraph-properties>
      <style:text-properties fo:font-variant="normal" fo:text-transform="none" fo:color="#222222" style:font-name="system-ui" fo:font-size="10.5pt" fo:letter-spacing="normal" fo:font-style="normal" fo:font-weight="normal"/>
    </style:style>
    <style:style style:name="P38" style:family="paragraph" style:parent-style-name="Standard" style:list-style-name="L1"/>
    <style:style style:name="P39" style:family="paragraph" style:parent-style-name="Standard" style:list-style-name="L2"/>
    <style:style style:name="P40" style:family="paragraph" style:parent-style-name="Standard" style:list-style-name="L3"/>
    <style:style style:name="P41" style:family="paragraph" style:parent-style-name="Standard" style:list-style-name="L4"/>
    <style:style style:name="P42" style:family="paragraph" style:parent-style-name="Standard" style:list-style-name="L5"/>
    <style:style style:name="P43" style:family="paragraph" style:parent-style-name="Standard" style:list-style-name="L6"/>
    <style:style style:name="P44" style:family="paragraph" style:parent-style-name="Standard" style:list-style-name="L7"/>
    <style:style style:name="P45" style:family="paragraph" style:parent-style-name="Standard" style:list-style-name="L8"/>
    <style:style style:name="P46" style:family="paragraph" style:parent-style-name="Standard" style:list-style-name="L9"/>
    <style:style style:name="P47" style:family="paragraph" style:parent-style-name="Standard" style:list-style-name="L10"/>
    <style:style style:name="P48" style:family="paragraph" style:parent-style-name="Standard" style:list-style-name="L11"/>
    <style:style style:name="P49" style:family="paragraph" style:parent-style-name="Standard" style:list-style-name="L12"/>
    <style:style style:name="P50" style:family="paragraph" style:parent-style-name="Standard" style:list-style-name="L13"/>
    <style:style style:name="P51" style:family="paragraph" style:parent-style-name="Standard" style:list-style-name="L14"/>
    <style:style style:name="P52" style:family="paragraph" style:parent-style-name="Standard" style:list-style-name="L46"/>
    <style:style style:name="P53" style:family="paragraph" style:parent-style-name="Standard" style:list-style-name="L47"/>
    <style:style style:name="P54" style:family="paragraph" style:parent-style-name="Standard" style:list-style-name="L48"/>
    <style:style style:name="P55" style:family="paragraph" style:parent-style-name="Standard" style:list-style-name="L49"/>
    <style:style style:name="P56" style:family="paragraph" style:parent-style-name="Standard" style:list-style-name="L50"/>
    <style:style style:name="P57" style:family="paragraph" style:parent-style-name="Standard" style:list-style-name="L51"/>
    <style:style style:name="P58" style:family="paragraph" style:parent-style-name="Standard" style:list-style-name="L52"/>
    <style:style style:name="P59" style:family="paragraph" style:parent-style-name="Standard" style:list-style-name="L53"/>
    <style:style style:name="P60" style:family="paragraph" style:parent-style-name="Standard" style:list-style-name="L54"/>
    <style:style style:name="P61" style:family="paragraph" style:parent-style-name="Standard" style:list-style-name="L55"/>
    <style:style style:name="P62" style:family="paragraph" style:parent-style-name="Standard" style:list-style-name="L56"/>
    <style:style style:name="P63" style:family="paragraph" style:parent-style-name="Standard" style:list-style-name="L57"/>
    <style:style style:name="P64" style:family="paragraph" style:parent-style-name="Standard" style:list-style-name="L58"/>
    <style:style style:name="P65" style:family="paragraph" style:parent-style-name="Standard" style:list-style-name="L59"/>
    <style:style style:name="P66" style:family="paragraph" style:parent-style-name="Standard" style:list-style-name="L60"/>
    <style:style style:name="P67" style:family="paragraph" style:parent-style-name="Standard" style:list-style-name="L61"/>
    <style:style style:name="P68" style:family="paragraph" style:parent-style-name="Standard" style:list-style-name="L62"/>
    <style:style style:name="P69" style:family="paragraph" style:parent-style-name="Standard" style:list-style-name="L63"/>
    <style:style style:name="P70" style:family="paragraph" style:parent-style-name="Standard" style:list-style-name="L64"/>
    <style:style style:name="P71" style:family="paragraph" style:parent-style-name="Standard" style:list-style-name="L65"/>
    <style:style style:name="P72" style:family="paragraph" style:parent-style-name="Standard" style:list-style-name="L66"/>
    <style:style style:name="P73" style:family="paragraph" style:parent-style-name="Standard" style:list-style-name="L67"/>
    <style:style style:name="P74" style:family="paragraph" style:parent-style-name="Standard" style:list-style-name="L68"/>
    <style:style style:name="P75" style:family="paragraph" style:parent-style-name="Heading_20_3">
      <style:paragraph-properties fo:margin-left="0in" fo:margin-right="0in" fo:margin-top="0in" fo:margin-bottom="0.1043in" style:line-height-at-least="0.2917in" fo:orphans="2" fo:widows="2" fo:text-indent="0in" style:auto-text-indent="false"/>
      <style:text-properties fo:font-variant="normal" fo:text-transform="none" fo:color="#222222" style:font-name="system-ui" fo:font-size="18pt" fo:letter-spacing="normal" fo:font-style="normal" fo:font-weight="bold"/>
    </style:style>
    <style:style style:name="P76" style:family="paragraph" style:parent-style-name="Heading_20_3">
      <style:paragraph-properties fo:margin-left="0in" fo:margin-right="0in" fo:margin-top="0in" fo:margin-bottom="0.1043in" style:line-height-at-least="0.2291in" fo:text-indent="0in" style:auto-text-indent="false"/>
    </style:style>
    <style:style style:name="P77" style:family="paragraph" style:parent-style-name="Heading_20_4">
      <style:paragraph-properties fo:margin-left="0in" fo:margin-right="0in" fo:margin-top="0in" fo:margin-bottom="0.1043in" style:line-height-at-least="0.2291in" fo:orphans="2" fo:widows="2" fo:text-indent="0in" style:auto-text-indent="false"/>
      <style:text-properties fo:font-variant="normal" fo:text-transform="none" fo:color="#222222" style:font-name="system-ui" fo:font-size="13.5pt" fo:letter-spacing="normal" fo:font-style="normal" fo:font-weight="bold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222222" style:font-name="system-ui" fo:font-size="10.5pt" fo:letter-spacing="normal" fo:font-style="normal" fo:font-weight="bold"/>
    </style:style>
    <style:style style:name="T3" style:family="text">
      <style:text-properties fo:font-variant="normal" fo:text-transform="none" fo:color="#222222" style:font-name="system-ui" fo:font-size="10.5pt" fo:letter-spacing="normal" fo:font-style="normal" fo:font-weight="normal"/>
    </style:style>
    <style:style style:name="T4" style:family="text">
      <style:text-properties fo:font-variant="normal" fo:text-transform="none" fo:color="#03689a" style:font-name="system-ui" fo:font-size="10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3689a" style:text-line-through-style="none" style:font-name="system-ui" fo:font-size="10.5pt" fo:letter-spacing="normal" fo:font-style="normal" style:text-underline-style="none" fo:font-weight="bold" style:text-blinking="false"/>
    </style:style>
    <style:style style:name="T6" style:family="text">
      <style:text-properties fo:color="#03689a" style:text-line-through-style="none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de JS Introduction</text:p>
      <text:list xml:id="list868395024826548289" text:style-name="L47">
        <text:list-item>
          <text:p text:style-name="P53">What is Node JS</text:p>
        </text:list-item>
        <text:list-item>
          <text:p text:style-name="P53">JavaScript Event Loops</text:p>
        </text:list-item>
        <text:list-item>
          <text:p text:style-name="P53">Client Side Vs Server Side JS</text:p>
        </text:list-item>
        <text:list-item>
          <text:p text:style-name="P53">Synchronous VS Asynchronous JavaScript</text:p>
        </text:list-item>
        <text:list-item>
          <text:p text:style-name="P53">JavaScript Callback Functions</text:p>
        </text:list-item>
        <text:list-item>
          <text:p text:style-name="P53">JavaScript Promises</text:p>
        </text:list-item>
        <text:list-item>
          <text:p text:style-name="P53">ES6 to ES14 Features</text:p>
        </text:list-item>
        <text:list-item>
          <text:p text:style-name="P53">Single Vs Multi Threads</text:p>
        </text:list-item>
        <text:list-item>
          <text:p text:style-name="P53">Event Loop and worker thread</text:p>
        </text:list-item>
        <text:list-item>
          <text:p text:style-name="P53">Timing Functions in Node JS</text:p>
        </text:list-item>
      </text:list>
      <text:p text:style-name="Standard">Node JS Fundamentals</text:p>
      <text:list xml:id="list6037035078036960914" text:style-name="L48">
        <text:list-item>
          <text:p text:style-name="P54">Node JS</text:p>
        </text:list-item>
        <text:list-item>
          <text:p text:style-name="P54">Node JS Architecture</text:p>
        </text:list-item>
        <text:list-item>
          <text:p text:style-name="P54">Node Package Manager (NPM)</text:p>
        </text:list-item>
        <text:list-item>
          <text:p text:style-name="P54">How to Install Node JS</text:p>
        </text:list-item>
        <text:list-item>
          <text:p text:style-name="P54">Node REPL</text:p>
        </text:list-item>
        <text:list-item>
          <text:p text:style-name="P54">Execute Node JS scripts in cli</text:p>
        </text:list-item>
      </text:list>
      <text:p text:style-name="Standard">Node JS Projects setup</text:p>
      <text:list xml:id="list606263484714329667" text:style-name="L49">
        <text:list-item>
          <text:p text:style-name="P55">IDE Integration</text:p>
        </text:list-item>
        <text:list-item>
          <text:p text:style-name="P55">Creating project</text:p>
        </text:list-item>
        <text:list-item>
          <text:p text:style-name="P55">The package.json config file</text:p>
        </text:list-item>
      </text:list>
      <text:p text:style-name="Standard">Environment Setup</text:p>
      <text:list xml:id="list4702398631032438144" text:style-name="L50">
        <text:list-item>
          <text:p text:style-name="P56">Environment Variables</text:p>
        </text:list-item>
        <text:list-item>
          <text:p text:style-name="P56">Setup Environment Variables</text:p>
        </text:list-item>
        <text:list-item>
          <text:p text:style-name="P56">Use Environment Variables in app</text:p>
        </text:list-item>
        <text:list-item>
          <text:p text:style-name="P56">.env file</text:p>
        </text:list-item>
      </text:list>
      <text:p text:style-name="Standard">Node JS Modules</text:p>
      <text:list xml:id="list4050224791736292362" text:style-name="L51">
        <text:list-item>
          <text:p text:style-name="P57">Creating a package</text:p>
        </text:list-item>
        <text:list-item>
          <text:p text:style-name="P57">Module scope and construction</text:p>
        </text:list-item>
        <text:list-item>
          <text:p text:style-name="P57">Node JS Modules</text:p>
        </text:list-item>
        <text:list-item>
          <text:p text:style-name="P57">Node JS Modules exports</text:p>
        </text:list-item>
        <text:list-item>
          <text:p text:style-name="P57">Node JS require function</text:p>
        </text:list-item>
        <text:list-item>
          <text:p text:style-name="P57">Global and local package installation process</text:p>
        </text:list-item>
        <text:list-item>
          <text:p text:style-name="P57">OS Module</text:p>
        </text:list-item>
        <text:list-item>
          <text:p text:style-name="P57">Path Module</text:p>
        </text:list-item>
      </text:list>
      <text:p text:style-name="Standard">Node JS FS Module ( File System)</text:p>
      <text:list xml:id="list8352863856699406685" text:style-name="L52">
        <text:list-item>
          <text:p text:style-name="P58">Synchronous and asynchronous I/O operation</text:p>
        </text:list-item>
        <text:list-item>
          <text:p text:style-name="P58">Path and directory operation</text:p>
        </text:list-item>
        <text:list-item>
          <text:p text:style-name="P58">filename and dirname commands</text:p>
        </text:list-item>
        <text:list-item>
          <text:p text:style-name="P58">Async reads and writes operations on file</text:p>
        </text:list-item>
      </text:list>
      <text:p text:style-name="Standard">Buffer, Streams and Events with IO</text:p>
      <text:list xml:id="list3383321931465675247" text:style-name="L53">
        <text:list-item>
          <text:p text:style-name="P59">Use of buffers for binary data</text:p>
        </text:list-item>
        <text:list-item>
          <text:p text:style-name="P59">Flowing and non-flowing streams</text:p>
        </text:list-item>
        <text:list-item>
          <text:p text:style-name="P59">Streaming of I/O from files and sources</text:p>
        </text:list-item>
        <text:list-item>
          <text:p text:style-name="P59"><text:soft-page-break/>Async Processing of streams</text:p>
        </text:list-item>
      </text:list>
      <text:p text:style-name="Standard">Node JS Events</text:p>
      <text:list xml:id="list2094237166822746944" text:style-name="L54">
        <text:list-item>
          <text:p text:style-name="P60">Events</text:p>
        </text:list-item>
        <text:list-item>
          <text:p text:style-name="P60">Register Event Listener</text:p>
        </text:list-item>
        <text:list-item>
          <text:p text:style-name="P60">Event Emitter</text:p>
        </text:list-item>
        <text:list-item>
          <text:p text:style-name="P60">Custom Events</text:p>
        </text:list-item>
      </text:list>
      <text:p text:style-name="Standard">Node JS HTTP module</text:p>
      <text:list xml:id="list4413516952013420761" text:style-name="L55">
        <text:list-item>
          <text:p text:style-name="P61">What is HTTP protocol?</text:p>
        </text:list-item>
        <text:list-item>
          <text:p text:style-name="P61">Creating HTTP server</text:p>
        </text:list-item>
        <text:list-item>
          <text:p text:style-name="P61">Render a response</text:p>
        </text:list-item>
        <text:list-item>
          <text:p text:style-name="P61">Process query strings</text:p>
        </text:list-item>
        <text:list-item>
          <text:p text:style-name="P61">Server Static html page in node</text:p>
        </text:list-item>
        <text:list-item>
          <text:p text:style-name="P61">Use of (REST) Representational State Transfer</text:p>
        </text:list-item>
      </text:list>
      <text:p text:style-name="Standard"><text:bookmark text:name="npm"/>NPM Modules</text:p>
      <text:list xml:id="list8507745959784089405" text:style-name="L56">
        <text:list-item>
          <text:p text:style-name="P62">3rd Party Modules from NPM</text:p>
        </text:list-item>
        <text:list-item>
          <text:p text:style-name="P62">Download modules</text:p>
        </text:list-item>
        <text:list-item>
          <text:p text:style-name="P62">Modules implementation</text:p>
        </text:list-item>
        <text:list-item>
          <text:p text:style-name="P62">Popular Modules</text:p>
        </text:list-item>
        <text:list-item>
          <text:p text:style-name="P62">ESM Modules</text:p>
        </text:list-item>
      </text:list>
      <text:p text:style-name="Standard"><text:bookmark text:name="expressjs"/>Express Framework</text:p>
      <text:list xml:id="list2001578392315295839" text:style-name="L57">
        <text:list-item>
          <text:p text:style-name="P63">Installing Express</text:p>
        </text:list-item>
        <text:list-item>
          <text:p text:style-name="P63">Express get and post methods</text:p>
        </text:list-item>
        <text:list-item>
          <text:p text:style-name="P63">Request and Response</text:p>
        </text:list-item>
        <text:list-item>
          <text:p text:style-name="P63">Middleware</text:p>
        </text:list-item>
        <text:list-item>
          <text:p text:style-name="P63">Routes</text:p>
        </text:list-item>
        <text:list-item>
          <text:p text:style-name="P63">Body Parser</text:p>
        </text:list-item>
        <text:list-item>
          <text:p text:style-name="P63">Cookie Parser</text:p>
        </text:list-item>
        <text:list-item>
          <text:p text:style-name="P63">Express Session</text:p>
        </text:list-item>
        <text:list-item>
          <text:p text:style-name="P63">Multer</text:p>
        </text:list-item>
      </text:list>
      <text:p text:style-name="Standard">Additional Topics</text:p>
      <text:list xml:id="list6516533558737437669" text:style-name="L58">
        <text:list-item>
          <text:p text:style-name="P64">Socket.io</text:p>
        </text:list-item>
        <text:list-item>
          <text:p text:style-name="P64">Node Mailer</text:p>
        </text:list-item>
      </text:list>
      <text:p text:style-name="Standard">Templating</text:p>
      <text:list xml:id="list74305412182307149" text:style-name="L59">
        <text:list-item>
          <text:p text:style-name="P65">The MVC (model-view- controller) pattern</text:p>
        </text:list-item>
        <text:list-item>
          <text:p text:style-name="P65">Defining EJS and Nunjucks templates</text:p>
        </text:list-item>
        <text:list-item>
          <text:p text:style-name="P65">Building a controller</text:p>
        </text:list-item>
        <text:list-item>
          <text:p text:style-name="P65">Defining routes</text:p>
        </text:list-item>
        <text:list-item>
          <text:p text:style-name="P65">Creating actions</text:p>
        </text:list-item>
        <text:list-item>
          <text:p text:style-name="P65">Configuring Express to use Nunjucks</text:p>
        </text:list-item>
        <text:list-item>
          <text:p text:style-name="P65">Reading POST data</text:p>
        </text:list-item>
        <text:list-item>
          <text:p text:style-name="P65">Adding middleware</text:p>
        </text:list-item>
        <text:list-item>
          <text:p text:style-name="P65">Working with Forms</text:p>
        </text:list-item>
      </text:list>
      <text:p text:style-name="Standard">Node JS API</text:p>
      <text:list xml:id="list6227568439864549514" text:style-name="L60">
        <text:list-item>
          <text:p text:style-name="P66">Node JS Based API's</text:p>
        </text:list-item>
        <text:list-item>
          <text:p text:style-name="P66">Rest API</text:p>
        </text:list-item>
        <text:list-item>
          <text:p text:style-name="P66"><text:soft-page-break/>Integrate API</text:p>
        </text:list-item>
        <text:list-item>
          <text:p text:style-name="P66">Use API with AJAX or Fetch</text:p>
        </text:list-item>
      </text:list>
      <text:p text:style-name="Standard"><text:bookmark text:name="mongodb"/>MongoDB</text:p>
      <text:list xml:id="list6274741365761288726" text:style-name="L61">
        <text:list-item>
          <text:p text:style-name="P67">Connection of Node JS code to databases</text:p>
        </text:list-item>
        <text:list-item>
          <text:p text:style-name="P67">Connecting to RDBMS and NoSQL databases (Mongo DB)</text:p>
        </text:list-item>
        <text:list-item>
          <text:p text:style-name="P67">What is NoSQL and Why NoSQL?</text:p>
        </text:list-item>
        <text:list-item>
          <text:p text:style-name="P67">Difference Between RDBMS and NoSQL Databases</text:p>
        </text:list-item>
        <text:list-item>
          <text:p text:style-name="P67">MongoDB Installation</text:p>
        </text:list-item>
        <text:list-item>
          <text:p text:style-name="P67">Inserting record in Mongo DB using NodeJS</text:p>
        </text:list-item>
        <text:list-item>
          <text:p text:style-name="P67">Retrieving record in Mongo DB using NodeJS</text:p>
        </text:list-item>
        <text:list-item>
          <text:p text:style-name="P67">Updating record in Mongo DB using NodeJS</text:p>
        </text:list-item>
        <text:list-item>
          <text:p text:style-name="P67">Deleting record in Mongo DB using NodeJS</text:p>
        </text:list-item>
        <text:list-item>
          <text:p text:style-name="P67">Performing search operation.</text:p>
        </text:list-item>
        <text:list-item>
          <text:p text:style-name="P67">Aggregate</text:p>
        </text:list-item>
      </text:list>
      <text:p text:style-name="Standard">Mongoose</text:p>
      <text:list xml:id="list6374065032094938461" text:style-name="L62">
        <text:list-item>
          <text:p text:style-name="P68">Mongoose ODM</text:p>
        </text:list-item>
        <text:list-item>
          <text:p text:style-name="P68">Mongoose Connection</text:p>
        </text:list-item>
        <text:list-item>
          <text:p text:style-name="P68">Mongoose API</text:p>
        </text:list-item>
        <text:list-item>
          <text:p text:style-name="P68">Mongoose Models</text:p>
        </text:list-item>
        <text:list-item>
          <text:p text:style-name="P68">Mongoose Schemas</text:p>
        </text:list-item>
        <text:list-item>
          <text:p text:style-name="P68">Mongoose CRUD Operations</text:p>
        </text:list-item>
        <text:list-item>
          <text:p text:style-name="P68">Mongoose filters, sort</text:p>
        </text:list-item>
        <text:list-item>
          <text:p text:style-name="P68">Mongoose with NodeJS, Express JS</text:p>
        </text:list-item>
      </text:list>
      <text:p text:style-name="Standard">Node JS with SQL Database</text:p>
      <text:list xml:id="list333650460268664143" text:style-name="L63">
        <text:list-item>
          <text:p text:style-name="P69">SQL Integration</text:p>
        </text:list-item>
        <text:list-item>
          <text:p text:style-name="P69">Connectivity</text:p>
        </text:list-item>
        <text:list-item>
          <text:p text:style-name="P69">ORM for Node JS</text:p>
        </text:list-item>
        <text:list-item>
          <text:p text:style-name="P69">Query Builders</text:p>
        </text:list-item>
      </text:list>
      <text:p text:style-name="Standard">Build Chat Application using Socket</text:p>
      <text:list xml:id="list555223140570734102" text:style-name="L64">
        <text:list-item>
          <text:p text:style-name="P70">What is Socket</text:p>
        </text:list-item>
        <text:list-item>
          <text:p text:style-name="P70">Client vs server in socket</text:p>
        </text:list-item>
        <text:list-item>
          <text:p text:style-name="P70">Install Socket</text:p>
        </text:list-item>
        <text:list-item>
          <text:p text:style-name="P70">Run Chat app across LAN/WAN</text:p>
        </text:list-item>
      </text:list>
      <text:p text:style-name="Standard">Authentication using passport</text:p>
      <text:list xml:id="list6063824423208078763" text:style-name="L65">
        <text:list-item>
          <text:p text:style-name="P71">Use passport for authentication</text:p>
        </text:list-item>
        <text:list-item>
          <text:p text:style-name="P71">local authentication</text:p>
        </text:list-item>
        <text:list-item>
          <text:p text:style-name="P71">Integration in Project</text:p>
        </text:list-item>
      </text:list>
      <text:p text:style-name="Standard">Node JS Module &amp; Unit Testing</text:p>
      <text:list xml:id="list1931012520268536541" text:style-name="L66">
        <text:list-item>
          <text:p text:style-name="P72">Working with unit testing frameworks</text:p>
        </text:list-item>
        <text:list-item>
          <text:p text:style-name="P72">How to perform unit test?</text:p>
        </text:list-item>
        <text:list-item>
          <text:p text:style-name="P72">Creating unit tests with Mocha</text:p>
        </text:list-item>
      </text:list>
      <text:p text:style-name="Standard">Git and Github</text:p>
      <text:list xml:id="list6137895749370347499" text:style-name="L67">
        <text:list-item>
          <text:p text:style-name="P73">What is Git?</text:p>
        </text:list-item>
        <text:list-item>
          <text:p text:style-name="P73">Version Management</text:p>
        </text:list-item>
        <text:list-item>
          <text:p text:style-name="P73">Use Github</text:p>
        </text:list-item>
        <text:list-item>
          <text:p text:style-name="P73"><text:soft-page-break/>Github Repositories</text:p>
        </text:list-item>
        <text:list-item>
          <text:p text:style-name="P73">Upload Code on Github</text:p>
        </text:list-item>
      </text:list>
      <text:p text:style-name="Standard">Live Project</text:p>
      <text:list xml:id="list8750642618156170608" text:style-name="L68">
        <text:list-item>
          <text:p text:style-name="P74">Project Setup</text:p>
        </text:list-item>
        <text:list-item>
          <text:p text:style-name="P74">Routes &amp; Views</text:p>
        </text:list-item>
        <text:list-item>
          <text:p text:style-name="P74">Database &amp; Models</text:p>
        </text:list-item>
        <text:list-item>
          <text:p text:style-name="P74">Controllers</text:p>
        </text:list-item>
        <text:list-item>
          <text:p text:style-name="P74">CRUD - Create/Retrieve/Update/Delete product.</text:p>
        </text:list-item>
        <text:list-item>
          <text:p text:style-name="P74">Node JS hosting on AWS VP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inherit" svg:font-family="inherit"/>
    <style:font-face style:name="system-ui" svg:font-family="system-ui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8-13T15:02:12.42</meta:creation-date>
    <dc:date>2025-08-13T15:11:34.76</dc:date>
    <dc:creator>Joseph Malone</dc:creator>
    <meta:editing-duration>PT9M21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4" meta:paragraph-count="144" meta:word-count="618" meta:character-count="3261"/>
  </office:meta>
</office:document-meta>
</file>